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hème</text:p>
          </table:table-cell>
          <table:table-cell office:value-type="string" calcext:value-type="string">
            <text:p>Nombre de phrases</text:p>
          </table:table-cell>
          <table:table-cell office:value-type="string" calcext:value-type="string">
            <text:p>Nombre clusters sélectionnés</text:p>
          </table:table-cell>
          <table:table-cell office:value-type="string" calcext:value-type="string">
            <text:p>Nombre de phrases liées à la densification</text:p>
          </table:table-cell>
        </table:table-row>
        <table:table-row table:style-name="ro1">
          <table:table-cell office:value-type="string" calcext:value-type="string">
            <text:p>Démocratie et citoyenneté</text:p>
          </table:table-cell>
          <table:table-cell office:value-type="float" office:value="4025068" calcext:value-type="float">
            <text:p>4025068</text:p>
          </table:table-cell>
          <table:table-cell office:value-type="float" office:value="45" calcext:value-type="float">
            <text:p>45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string" calcext:value-type="string">
            <text:p>Transition écologique</text:p>
          </table:table-cell>
          <table:table-cell office:value-type="float" office:value="2429949" calcext:value-type="float">
            <text:p>2429949</text:p>
          </table:table-cell>
          <table:table-cell office:value-type="float" office:value="166" calcext:value-type="float">
            <text:p>166</text:p>
          </table:table-cell>
          <table:table-cell office:value-type="float" office:value="41721" calcext:value-type="float">
            <text:p>41721</text:p>
          </table:table-cell>
        </table:table-row>
        <table:table-row table:style-name="ro1">
          <table:table-cell office:value-type="string" calcext:value-type="string">
            <text:p>Fiscalité et dépenses publiques</text:p>
          </table:table-cell>
          <table:table-cell office:value-type="float" office:value="2425991" calcext:value-type="float">
            <text:p>2425991</text:p>
          </table:table-cell>
          <table:table-cell office:value-type="float" office:value="60" calcext:value-type="float">
            <text:p>60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string" calcext:value-type="string">
            <text:p>Organisation de l'État</text:p>
          </table:table-cell>
          <table:table-cell office:value-type="float" office:value="1822919" calcext:value-type="float">
            <text:p>1822919</text:p>
          </table:table-cell>
          <table:table-cell office:value-type="float" office:value="62" calcext:value-type="float">
            <text:p>62</text:p>
          </table:table-cell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703927" calcext:value-type="float">
            <text:p>10703927</text:p>
          </table:table-cell>
          <table:table-cell office:value-type="float" office:value="333" calcext:value-type="float">
            <text:p>333</text:p>
          </table:table-cell>
          <table:table-cell office:value-type="float" office:value="72160" calcext:value-type="float">
            <text:p>72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5:08.078000000</meta:creation-date>
    <dc:date>2024-10-11T16:05:23.913000000</dc:date>
    <dc:creator>Baptiste Descamps</dc:creator>
    <meta:editing-duration>PT15S</meta:editing-duration>
    <meta:editing-cycles>2</meta:editing-cycles>
    <meta:generator>LibreOffice/24.2.6.2$Windows_X86_64 LibreOffice_project/ef66aa7e36a1bb8e65bfbc63aba53045a14d0871</meta:generator>
    <meta:document-statistic meta:table-count="1" meta:cell-count="24" meta:object-count="0"/>
  </office:meta>
</office:document-meta>
</file>